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60013570F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Ubuntu Mono" svg:font-family="'Ubuntu Mono'" style:font-pitch="fixed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Footer">
      <style:text-properties fo:color="#3465a4" loext:opacity="100%" style:font-name="Ubuntu Mono" fo:font-size="8pt" fo:font-weight="bold" officeooo:rsid="00114189" officeooo:paragraph-rsid="00114189" style:font-size-asian="8pt" style:font-weight-asian="bold" style:font-size-complex="8pt" style:font-weight-complex="bold"/>
    </style:style>
    <style:style style:name="P2" style:family="paragraph" style:parent-style-name="Heading_20_1">
      <style:text-properties fo:language="sv" fo:country="SE"/>
    </style:style>
    <style:style style:name="P3" style:family="paragraph" style:parent-style-name="Heading_20_1">
      <style:text-properties fo:color="#3465a4" loext:opacity="100%" style:font-name="Ubuntu Mono" fo:language="sv" fo:country="SE" officeooo:rsid="000bca2a" officeooo:paragraph-rsid="000bca2a"/>
    </style:style>
    <style:style style:name="P4" style:family="paragraph" style:parent-style-name="Heading_20_2">
      <style:text-properties fo:language="sv" fo:country="SE" officeooo:paragraph-rsid="000a458b"/>
    </style:style>
    <style:style style:name="P5" style:family="paragraph" style:parent-style-name="Heading_20_2">
      <style:text-properties fo:color="#3465a4" loext:opacity="100%" style:font-name="Ubuntu Mono" fo:language="sv" fo:country="SE" officeooo:rsid="000bca2a" officeooo:paragraph-rsid="000bca2a"/>
    </style:style>
    <style:style style:name="P6" style:family="paragraph" style:parent-style-name="Heading_20_2">
      <style:text-properties fo:color="#3465a4" loext:opacity="100%" style:font-name="Ubuntu Mono" fo:language="sv" fo:country="SE" officeooo:rsid="000c7a36" officeooo:paragraph-rsid="000c7a36"/>
    </style:style>
    <style:style style:name="P7" style:family="paragraph" style:parent-style-name="Heading_20_2">
      <style:text-properties fo:color="#3465a4" loext:opacity="100%" style:font-name="Ubuntu Mono" fo:language="sv" fo:country="SE" officeooo:rsid="00114189" officeooo:paragraph-rsid="00114189"/>
    </style:style>
    <style:style style:name="P8" style:family="paragraph" style:parent-style-name="Standard" style:list-style-name="L2">
      <style:paragraph-properties style:writing-mode="lr-tb"/>
      <style:text-properties fo:language="sv" fo:country="SE" officeooo:paragraph-rsid="000c60e5"/>
    </style:style>
    <style:style style:name="P9" style:family="paragraph" style:parent-style-name="Standard" style:list-style-name="L2">
      <style:paragraph-properties style:writing-mode="lr-tb"/>
      <style:text-properties fo:language="sv" fo:country="SE" officeooo:paragraph-rsid="000bca2a"/>
    </style:style>
    <style:style style:name="P10" style:family="paragraph" style:parent-style-name="Standard" style:list-style-name="L3">
      <style:paragraph-properties style:writing-mode="lr-tb"/>
      <style:text-properties fo:language="sv" fo:country="SE" officeooo:paragraph-rsid="000c60e5"/>
    </style:style>
    <style:style style:name="P11" style:family="paragraph" style:parent-style-name="Standard">
      <style:paragraph-properties style:writing-mode="lr-tb"/>
      <style:text-properties fo:language="sv" fo:country="SE" officeooo:paragraph-rsid="000c60e5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paragraph-rsid="0008aab4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paragraph-rsid="000bca2a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paragraph-rsid="000c60e5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rsid="000c60e5" officeooo:paragraph-rsid="000c60e5" style:font-size-asian="12pt" style:font-size-complex="12pt"/>
    </style:style>
    <style:style style:name="P16" style:family="paragraph" style:parent-style-name="Standard" style:list-style-name="L1">
      <style:paragraph-properties style:writing-mode="lr-tb"/>
      <style:text-properties style:font-name="Ubuntu Mono" fo:font-size="12pt" fo:language="sv" fo:country="SE" officeooo:paragraph-rsid="000adcdf" style:font-size-asian="12pt" style:font-size-complex="12pt"/>
    </style:style>
    <style:style style:name="P17" style:family="paragraph" style:parent-style-name="Standard" style:list-style-name="L1">
      <style:paragraph-properties style:writing-mode="lr-tb"/>
      <style:text-properties style:font-name="Ubuntu Mono" fo:font-size="12pt" fo:language="sv" fo:country="SE" officeooo:rsid="000adcdf" officeooo:paragraph-rsid="000adcdf" style:font-size-asian="12pt" style:font-size-complex="12pt"/>
    </style:style>
    <style:style style:name="P18" style:family="paragraph" style:parent-style-name="Standard">
      <style:paragraph-properties style:writing-mode="lr-tb"/>
      <style:text-properties style:font-name="Ubuntu Mono" fo:font-size="12pt" fo:language="sv" fo:country="SE" officeooo:paragraph-rsid="000adcdf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paragraph-rsid="000c8110" style:font-size-asian="12pt" style:font-size-complex="12pt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officeooo:paragraph-rsid="000e2873" style:font-size-asian="12pt" style:font-size-complex="12pt"/>
    </style:style>
    <style:style style:name="P21" style:family="paragraph" style:parent-style-name="Standard" style:list-style-name="L9">
      <style:paragraph-properties style:writing-mode="lr-tb"/>
      <style:text-properties style:font-name="Ubuntu Mono" fo:font-size="12pt" fo:language="sv" fo:country="SE" officeooo:rsid="00114189" officeooo:paragraph-rsid="00114189" style:font-size-asian="12pt" style:font-size-complex="12pt"/>
    </style:style>
    <style:style style:name="P22" style:family="paragraph" style:parent-style-name="Standard" style:list-style-name="L9">
      <style:paragraph-properties style:writing-mode="lr-tb"/>
      <style:text-properties style:font-name="Ubuntu Mono" fo:font-size="12pt" fo:language="sv" fo:country="SE" officeooo:rsid="0012cc8d" officeooo:paragraph-rsid="0012cc8d" style:font-size-asian="12pt" style:font-size-complex="12pt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fo:font-weight="bold" officeooo:rsid="000a458b" officeooo:paragraph-rsid="000a458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fo:font-weight="bold" officeooo:rsid="000c7a36" officeooo:paragraph-rsid="000c7a36" style:font-size-asian="12pt" style:font-weight-asian="bold" style:font-size-complex="12pt" style:font-weight-complex="bold"/>
    </style:style>
    <style:style style:name="P25" style:family="paragraph" style:parent-style-name="Standard" style:list-style-name="L5">
      <style:paragraph-properties style:writing-mode="lr-tb"/>
      <style:text-properties style:font-name="Ubuntu Mono" fo:font-size="12pt" fo:language="sv" fo:country="SE" fo:font-weight="bold" officeooo:rsid="000c7a36" officeooo:paragraph-rsid="000c811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Ubuntu Mono" fo:font-size="12pt" fo:language="sv" fo:country="SE" fo:font-weight="bold" officeooo:rsid="000e2873" officeooo:paragraph-rsid="000e2873" style:font-size-asian="12pt" style:font-weight-asian="bold" style:font-size-complex="12pt" style:font-weight-complex="bold"/>
    </style:style>
    <style:style style:name="P27" style:family="paragraph" style:parent-style-name="Standard" style:list-style-name="L8">
      <style:paragraph-properties style:writing-mode="lr-tb"/>
      <style:text-properties style:font-name="Ubuntu Mono" fo:font-size="12pt" fo:language="sv" fo:country="SE" fo:font-weight="bold" officeooo:rsid="000e2873" officeooo:paragraph-rsid="000e2873" style:font-size-asian="12pt" style:font-weight-asian="bold" style:font-size-complex="12pt" style:font-weight-complex="bold"/>
    </style:style>
    <style:style style:name="P28" style:family="paragraph" style:parent-style-name="Standard" style:list-style-name="L5">
      <style:paragraph-properties style:writing-mode="lr-tb"/>
      <style:text-properties style:font-name="Ubuntu Mono" fo:font-size="12pt" fo:language="sv" fo:country="SE" fo:font-weight="normal" officeooo:rsid="000c8110" officeooo:paragraph-rsid="000c811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 Mono" fo:language="sv" fo:country="SE" officeooo:paragraph-rsid="000adcdf"/>
    </style:style>
    <style:style style:name="P30" style:family="paragraph" style:parent-style-name="Standard" style:list-style-name="L7">
      <style:paragraph-properties style:writing-mode="lr-tb"/>
      <style:text-properties officeooo:paragraph-rsid="000e2873"/>
    </style:style>
    <style:style style:name="P31" style:family="paragraph" style:parent-style-name="Text_20_body">
      <style:text-properties style:font-name="Ubuntu Mono" fo:language="sv" fo:country="SE" officeooo:rsid="000bca2a" officeooo:paragraph-rsid="000adcdf"/>
    </style:style>
    <style:style style:name="P32" style:family="paragraph" style:parent-style-name="Title">
      <style:text-properties fo:color="#3465a4" loext:opacity="100%" style:font-name="Ubuntu Mono" fo:language="sv" fo:country="SE" officeooo:rsid="000bca2a" officeooo:paragraph-rsid="000bca2a"/>
    </style:style>
    <style:style style:name="T1" style:family="text">
      <style:text-properties officeooo:rsid="0008aab4"/>
    </style:style>
    <style:style style:name="T2" style:family="text">
      <style:text-properties officeooo:rsid="000a45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aab4" style:font-weight-asian="bold" style:font-weight-complex="bold"/>
    </style:style>
    <style:style style:name="T5" style:family="text">
      <style:text-properties fo:font-weight="bold" officeooo:rsid="000a458b" style:font-weight-asian="bold" style:font-weight-complex="bold"/>
    </style:style>
    <style:style style:name="T6" style:family="text">
      <style:text-properties fo:font-weight="bold" officeooo:rsid="000adcdf" style:font-weight-asian="bold" style:font-weight-complex="bold"/>
    </style:style>
    <style:style style:name="T7" style:family="text">
      <style:text-properties fo:font-weight="bold" officeooo:rsid="000bca2a" style:font-weight-asian="bold" style:font-weight-complex="bold"/>
    </style:style>
    <style:style style:name="T8" style:family="text">
      <style:text-properties fo:font-weight="bold" officeooo:rsid="000c60e5" style:font-weight-asian="bold" style:font-weight-complex="bold"/>
    </style:style>
    <style:style style:name="T9" style:family="text">
      <style:text-properties fo:font-weight="bold" officeooo:rsid="000c8110" style:font-weight-asian="bold" style:font-weight-complex="bold"/>
    </style:style>
    <style:style style:name="T10" style:family="text">
      <style:text-properties officeooo:rsid="000adcd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dcdf" style:font-weight-asian="normal" style:font-weight-complex="normal"/>
    </style:style>
    <style:style style:name="T13" style:family="text">
      <style:text-properties fo:font-weight="normal" officeooo:rsid="000c60e5" style:font-weight-asian="normal" style:font-weight-complex="normal"/>
    </style:style>
    <style:style style:name="T14" style:family="text">
      <style:text-properties fo:font-weight="normal" officeooo:rsid="000c8110" style:font-weight-asian="normal" style:font-weight-complex="normal"/>
    </style:style>
    <style:style style:name="T15" style:family="text">
      <style:text-properties fo:color="#3465a4" loext:opacity="100%" style:font-name="Ubuntu Mono" officeooo:rsid="000bca2a"/>
    </style:style>
    <style:style style:name="T16" style:family="text">
      <style:text-properties fo:color="#3465a4" loext:opacity="100%" style:font-name="Ubuntu Mono" officeooo:rsid="000e2873"/>
    </style:style>
    <style:style style:name="T17" style:family="text">
      <style:text-properties officeooo:rsid="000bca2a"/>
    </style:style>
    <style:style style:name="T18" style:family="text">
      <style:text-properties style:font-name="Ubuntu Mono" fo:font-size="12pt" fo:language="sv" fo:country="SE" style:font-size-asian="12pt" style:font-size-complex="12pt"/>
    </style:style>
    <style:style style:name="T19" style:family="text">
      <style:text-properties style:font-name="Ubuntu Mono" fo:font-size="12pt" fo:language="sv" fo:country="SE" officeooo:rsid="000e2873" style:font-size-asian="12pt" style:font-size-complex="12pt"/>
    </style:style>
    <style:style style:name="T20" style:family="text">
      <style:text-properties style:font-name="Ubuntu Mono" fo:font-size="12pt" style:font-size-asian="12pt" style:font-size-complex="12pt"/>
    </style:style>
    <style:style style:name="T21" style:family="text">
      <style:text-properties style:font-name="Ubuntu Mono" fo:font-size="12pt" officeooo:rsid="000c60e5" style:font-size-asian="12pt" style:font-size-complex="12pt"/>
    </style:style>
    <style:style style:name="T22" style:family="text">
      <style:text-properties style:font-name="Ubuntu Mono" fo:font-size="12pt" fo:font-weight="bold" officeooo:rsid="000c60e5" style:font-size-asian="12pt" style:font-weight-asian="bold" style:font-size-complex="12pt" style:font-weight-complex="bold"/>
    </style:style>
    <style:style style:name="T23" style:family="text">
      <style:text-properties officeooo:rsid="000c60e5"/>
    </style:style>
    <style:style style:name="T24" style:family="text">
      <style:text-properties officeooo:rsid="000c811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O</text:span>FFERTSVAR</text:p>
      <text:h text:style-name="P3" text:outline-level="1">INLEDNING</text:h>
      <text:p text:style-name="P29">Tack för er offertförfrågan! Nedan finner ni <text:span text:style-name="T3">EtherSkies AB:s</text:span> svar på er förfrågan, inklusive tidsplan och pris.<text:line-break/>Vi träffas gärna och förklarar upplägget personligen samt besvarar eventuella frågor ni har. </text:p>
      <text:h text:style-name="P4" text:outline-level="2"><text:span text:style-name="T15">ETHERSKIES – VILKA ÄR VI</text:span></text:h>
      <text:p text:style-name="P31"><text:span text:style-name="T3">EtherSkies AB</text:span> är ett <text:span text:style-name="Strong_20_Emphasis">bleeding-edge</text:span> techbolag som leder innovationen inom allt som har med väderdata att göra. Kärnteamet består av fyra högt utbildade och mycket kompetenta utvecklare med lång erfarenhet i branschen.</text:p>
      <text:h text:style-name="P3" text:outline-level="1">SAMMANFATTNING – DET HÄR GÖR VI FÖR ER</text:h>
      <text:p text:style-name="P13"><text:span text:style-name="T17">Vi förstår att </text:span><text:span text:style-name="T3">WeatherTech Solutions AB</text:span> behöver utveckla en klient–server-lösning för väderdata med fokus på prestanda, säkerhet och skalbarhet. <text:span text:style-name="T23">Nedan presenteras behoven som </text:span><text:span text:style-name="T8">MUST-HAVE </text:span><text:span text:style-name="T13">och </text:span><text:span text:style-name="T8">NICE-TO-HAVE</text:span><text:span text:style-name="T13">. Primärt fokus är att utveckla era måsten och därefter övriga behov. Därför använder vi en dynamisk prissättning med nivåer. </text:span></text:p>
      <text:p text:style-name="P13"/>
      <text:p text:style-name="P13"><text:tab/><text:span text:style-name="T8">MUST-HAVE</text:span></text:p>
      <text:list text:style-name="L2">
        <text:list-item>
          <text:p text:style-name="P8"><text:span text:style-name="T20">Servern ska implementeras i C och kunna hantera flera samtidiga anslutningar, kommunicera med flera externa vädertjänster och svara i JSON-format via TCP och HTTP GET/POST.</text:span></text:p>
          <text:p text:style-name="P8"><text:span text:style-name="T20"><text:s/></text:span></text:p>
        </text:list-item>
        <text:list-item>
          <text:p text:style-name="P9"><text:span text:style-name="T21">Servern</text:span><text:span text:style-name="T20"> ska cacha svar för att minska kostnade</text:span><text:span text:style-name="T21">r</text:span><text:span text:style-name="T20">.</text:span></text:p>
        </text:list-item>
      </text:list>
      <text:p text:style-name="P12"/>
      <text:list text:continue-numbering="true" text:style-name="L2">
        <text:list-item>
          <text:p text:style-name="P8"><text:span text:style-name="T21">Klienten</text:span><text:span text:style-name="T20"> ska utvecklas i både C och C++ och kunna hämta, presentera och cacha väderdata på ett tydligt sätt. </text:span></text:p>
        </text:list-item>
      </text:list>
      <text:p text:style-name="P14"><text:tab/></text:p>
      <text:list text:style-name="L3">
        <text:list-item>
          <text:p text:style-name="P10"><text:span text:style-name="T20">Klienterna ska kunna visa data i terminalen och stödja lokal caching för att minimera externa anrop, samtidigt som funktionalitet och användbarhet prioriteras.</text:span></text:p>
        </text:list-item>
      </text:list>
      <text:p text:style-name="P11"><text:span text:style-name="T20"><text:tab/></text:span></text:p>
      <text:p text:style-name="P11"><text:span text:style-name="T20"><text:tab/></text:span><text:span text:style-name="T22">NICE-TO-HAVE</text:span></text:p>
      <text:list text:continue-numbering="true" text:style-name="L3">
        <text:list-item>
          <text:p text:style-name="P10"><text:span text:style-name="T20">C-klienten ska utformas med framtida portabilitet till ESP32 i åtanke, vilket kräver resurssnål kod och kompatibelt designval.</text:span></text:p>
          <text:p text:style-name="P10"><text:span text:style-name="T21"/></text:p>
        </text:list-item>
        <text:list-item>
          <text:p text:style-name="P10"><text:span text:style-name="T21">M</text:span><text:span text:style-name="T20">odulärdesig</text:span><text:span text:style-name="T21">n</text:span><text:span text:style-name="T20"> för framtida utbyggnader och nya endpoints </text:span></text:p>
        </text:list-item>
      </text:list>
      <text:p text:style-name="P14"/>
      <text:p text:style-name="P15">Alla projekt dokumenteras och testas enligt branchstandard (POSIX &amp; C99 för maximal kompatibilitet), <text:span text:style-name="T3">EtherSkies AB </text:span><text:span text:style-name="T11">arbetar alltid efter SCRUM, där ni som beställare alltid är en del av av processen. <text:s/></text:span></text:p>
      <text:p text:style-name="P14"><text:soft-page-break/></text:p>
      <text:h text:style-name="P5" text:outline-level="2">TEKNISKT FÖRSLAG – SÅ HÄR BYGGER VI DET</text:h>
      <text:p text:style-name="P19">Projektet byggs som en klient–server-arkitektur där servern implementeras i C och klienterna i både C och C++. </text:p>
      <text:p text:style-name="P19"/>
      <text:p text:style-name="P19">Servern utformas som en TCP-baserad REST-server som hanterar flera anslutningar samtidigt, ansluter till flera externa väder-API:er och returnerar data i JSON-format.</text:p>
      <text:p text:style-name="P19"/>
      <text:p text:style-name="P19">För att minska externa anrop så IP inte blir bannad implementeras caching av väderdata på servern. </text:p>
      <text:p text:style-name="P19"/>
      <text:p text:style-name="P19">Servern struktureras modulärt med separata komponenter för nätverkskommunikation, API-hantering, datacaching och logging, vilket underlättar framtida utbyggnader och integration av nya endpoints <text:span text:style-name="T9">(beroende på dynamisk prismodell)</text:span>.</text:p>
      <text:p text:style-name="P12"/>
      <text:p text:style-name="P20">Klienterna utvecklas med gemensamma funktioner: </text:p>
      <text:list text:style-name="L7">
        <text:list-item>
          <text:p text:style-name="P30"><text:span text:style-name="T19">A</text:span><text:span text:style-name="T18">nsluter till servern, </text:span></text:p>
        </text:list-item>
        <text:list-item>
          <text:p text:style-name="P30"><text:span text:style-name="T19">H</text:span><text:span text:style-name="T18">ämtar väderdata, </text:span></text:p>
        </text:list-item>
        <text:list-item>
          <text:p text:style-name="P30"><text:span text:style-name="T19">Redovisar till användaren</text:span></text:p>
        </text:list-item>
        <text:list-item>
          <text:p text:style-name="P30"><text:span text:style-name="T19">I</text:span><text:span text:style-name="T18">mplementerar lokal caching i filsystemet. </text:span></text:p>
        </text:list-item>
      </text:list>
      <text:p text:style-name="P20"/>
      <text:p text:style-name="P20">C-klienten designas med portabilitet mot ESP32 i åtanke, vilket innebär resurssnål kod och tydliga abstraktioner för nätverks- och presentationslager, därför använder vi C99 standard <text:span text:style-name="T9">(beroende på dynamisk prismodell)</text:span>. </text:p>
      <text:p text:style-name="P20"/>
      <text:p text:style-name="P20">C++-klienten utvecklas parallellt med samma funktionalitet men kan ha mer avancerade datahanteringsfunktioner och utökad modulstruktur för framtida utveckling <text:span text:style-name="T9">(beroende på dynamisk prismodell)</text:span>.</text:p>
      <text:p text:style-name="P20"/>
      <text:p text:style-name="P12">Projektet följer Scrum-modellen med iterativ utveckling, sprintar och regelbundna avstämningar med kunden. Systemet dokumenteras noggrant med för att underlätta framtida utveckling. Kodbasen struktureras för enkel underhållbarhet, skalbarhet och säkerhets utvecklare.</text:p>
      <text:h text:style-name="P5" text:outline-level="2">TIDSPLAN – VÄGEN TILL FÄRDIG PRODUKT</text:h>
      <text:p text:style-name="P23">Viktiga milstolpar <text:span text:style-name="T12">inklusive tid för slutdatum</text:span><text:line-break/></text:p>
      <text:list text:style-name="L1">
        <text:list-item>
          <text:p text:style-name="P16"><text:span text:style-name="T2">Vecka 43 </text:span><text:span text:style-name="T10">–</text:span><text:span text:style-name="T2"> uppstart av projektet</text:span></text:p>
        </text:list-item>
        <text:list-item>
          <text:p text:style-name="P16"><text:span text:style-name="T2">Vecka 44 </text:span><text:span text:style-name="T10">–</text:span><text:span text:style-name="T2"> första fungerande prototyp</text:span></text:p>
        </text:list-item>
        <text:list-item>
          <text:p text:style-name="P17"><text:span text:style-name="T2">V</text:span>ecka 45 till 50 – check-in med kund</text:p>
        </text:list-item>
        <text:list-item>
          <text:p text:style-name="P17">Vecka 51 till 52 – system- och acceptanstester</text:p>
        </text:list-item>
        <text:list-item>
          <text:p text:style-name="P16"><text:span text:style-name="T2">Vecka </text:span><text:span text:style-name="T10">01 – slutreverans </text:span><text:span text:style-name="T2"><text:s/></text:span></text:p>
          <text:p text:style-name="P16"/>
        </text:list-item>
      </text:list>
      <text:p text:style-name="P18"><text:span text:style-name="T2">Slutdatum för projektet planeras till 2025-12-30, då skall prodoukt inkl. dokumentation ha levererats till </text:span><text:span text:style-name="T3">WeatherTech Solutions AB</text:span><text:span text:style-name="T11">.</text:span> </text:p>
      <text:h text:style-name="P6" text:outline-level="2"><text:soft-page-break/></text:h>
      <text:h text:style-name="P6" text:outline-level="2">RESURSER – MEET THE TEAM</text:h>
      <text:p text:style-name="P24">EtherSkies<text:span text:style-name="T11"> </text:span>AB <text:span text:style-name="T11">arbetar agilt och kan vid behov skjuta till fler resurser, beroende på behov i projektet, utöver dem som presenteras nedan:</text:span></text:p>
      <text:p text:style-name="P24"/>
      <text:list text:style-name="L5">
        <text:list-item>
          <text:p text:style-name="P28">Fredrik Cewers – <text:span text:style-name="T3">C/C++</text:span> <text:span text:style-name="T3">UTVECKLARE</text:span></text:p>
        </text:list-item>
        <text:list-item>
          <text:p text:style-name="P25"><text:span text:style-name="T11">Ruslan Bilonozhko – </text:span><text:span text:style-name="T24">C/C++</text:span><text:span text:style-name="T14"> </text:span><text:span text:style-name="T24">UTVECKLARE</text:span></text:p>
        </text:list-item>
        <text:list-item>
          <text:p text:style-name="P28">Tim Ackevald – <text:span text:style-name="T3">C/C++ UTVECKLARE</text:span></text:p>
        </text:list-item>
        <text:list-item>
          <text:p text:style-name="P28">Mikael Alfaro –<text:span text:style-name="T3"> C/C++ UTVECKLARE</text:span></text:p>
        </text:list-item>
        <text:list-item>
          <text:p text:style-name="P28">Mohammed Abdukader – <text:span text:style-name="T3">TESTARE</text:span></text:p>
        </text:list-item>
      </text:list>
      <text:h text:style-name="P2" text:outline-level="1"><text:span text:style-name="T16">PRIS – KOSTNADSFÖRSLAG FÖR PROJEKT</text:span> </text:h>
      <text:p text:style-name="P26">EtherSkies AB <text:span text:style-name="T11">arbetar efter en kostnadseffektiv modell där fastpris är utgångsläget, detta för att inte generera oväntande kostnader för kunder om projekt felestimerats från våran sida.</text:span></text:p>
      <text:p text:style-name="P26"><text:span text:style-name="T11"/></text:p>
      <text:list text:style-name="L8">
        <text:list-item>
          <text:p text:style-name="P27">MUST-HAVE: <text:span text:style-name="T11">250 000 SEK ex. moms</text:span></text:p>
        </text:list-item>
        <text:list-item>
          <text:p text:style-name="P27">MUST-HAVE + NICE-TO-HAVE: <text:span text:style-name="T11">350 000 SEK ex. moms</text:span></text:p>
        </text:list-item>
      </text:list>
      <text:h text:style-name="P7" text:outline-level="2">MERVÄRDE – MED OSS BLIR NI NÖJDA</text:h>
      <text:list text:style-name="L9">
        <text:list-item>
          <text:p text:style-name="P21">365/24/7 <text:span text:style-name="T10">–</text:span> Exklusiv lifetime support </text:p>
        </text:list-item>
        <text:list-item>
          <text:p text:style-name="P21">Lifetime Software Updates</text:p>
        </text:list-item>
        <text:list-item>
          <text:p text:style-name="P22">Exklusivt nätverk och events med koppling till den senaste utvecklingen inom väderdat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Ubuntu Mono" svg:font-family="'Ubuntu Mono'" style:font-pitch="fixed"/>
    <style:font-face style:name="sans-serif" svg:font-family="sans-serif"/>
    <style:font-face style:name="serif" svg:font-family="serif"/>
  </office:font-face-decls>
  <office:styles>
    <draw:fill-image draw:name="asddd" xlink:href="Pictures/10000001000004000000060013570F6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3465a4" loext:opacity="100%" style:font-name="Ubuntu Mono" fo:font-size="8pt" fo:font-weight="bold" officeooo:rsid="00114189" officeooo:paragraph-rsid="00114189" style:font-size-asian="8pt" style:font-weight-asian="bold" style:font-size-complex="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="bitmap" draw:fill-image-name="asddd" draw:fill-image-width="10%" draw:fill-image-height="10%" style:repeat="no-repeat" draw:fill-image-ref-point-x="0%" draw:fill-image-ref-point-y="0%" draw:fill-image-ref-point="top-right" style:footnote-max-height="0in" loext:margin-gutter="0in">
        <style:background-image xlink:href="Pictures/10000001000004000000060013570F62.png" xlink:type="simple" xlink:actuate="onLoad" style:position="top righ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asddd" draw:fill-image-width="10%" draw:fill-image-height="10%" style:repeat="no-repeat" draw:fill-image-ref-point-x="0%" draw:fill-image-ref-point-y="0%" draw:fill-image-ref-point="top-right"/>
    </style:style>
  </office:automatic-styles>
  <office:master-styles>
    <style:master-page style:name="Standard" style:page-layout-name="Mpm1" draw:style-name="Mdp1">
      <style:footer>
        <text:p text:style-name="MP1">EtherSkies AB – Orgnr. 556123-4567</text:p>
        <text:p text:style-name="MP1">etherskies.dev</text:p>
        <text:p text:style-name="MP1">ETHERSKIESAB2025@gmail.com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3:06:27.899798893</meta:creation-date>
    <dc:date>2025-10-13T15:12:04.148594940</dc:date>
    <meta:editing-duration>PT1S</meta:editing-duration>
    <meta:editing-cycles>1</meta:editing-cycles>
    <meta:document-statistic meta:table-count="0" meta:image-count="0" meta:object-count="0" meta:page-count="3" meta:paragraph-count="60" meta:word-count="639" meta:character-count="4498" meta:non-whitespace-character-count="3900"/>
    <meta:generator>LibreOffice/24.2.7.2$Linux_X86_64 LibreOffice_project/420$Build-2</meta:generator>
  </office:meta>
</office:document-meta>
</file>